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rsid="001e3d30" officeooo:paragraph-rsid="001e3d30"/>
    </style:style>
    <style:style style:name="P2" style:family="paragraph" style:parent-style-name="Standard">
      <style:text-properties officeooo:rsid="001e3d30" officeooo:paragraph-rsid="001e3d3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delante mi amor</text:p>
      <text:p text:style-name="P2"/>
      <text:p text:style-name="P2">En este preciso instante, la muerte la tengo adelante</text:p>
      <text:p text:style-name="P2"/>
      <text:p text:style-name="P2">y no es un gran desafió, siempre estuvo con migo</text:p>
      <text:p text:style-name="P2"/>
      <text:p text:style-name="P2">y yo le digo yo te quiero, le digo que si ella me muero</text:p>
      <text:p text:style-name="P2"/>
      <text:p text:style-name="P2">siempre le dije, vos primero mi amor, es que yo tengo miedo</text:p>
      <text:p text:style-name="P2"/>
      <text:p text:style-name="P2">adelante mi amor, y la puerta da a un precipicio</text:p>
      <text:p text:style-name="P2"/>
      <text:p text:style-name="P2">adelante mi amor, y le hago una media verónica</text:p>
      <text:p text:style-name="P2"/>
      <text:p text:style-name="P2">adelante mi amor, y le hago como hace un torero después de incarse a dios</text:p>
      <text:p text:style-name="P2"/>
      <text:p text:style-name="P2">y preguntarle por que no me muero… adelante mi amor</text:p>
      <text:p text:style-name="P2"/>
      <text:p text:style-name="P2"/>
      <text:p text:style-name="P2">adelante mi amor, y valiente atraviesa el destino, elije un disfraz del teatro divino</text:p>
      <text:p text:style-name="P2"/>
      <text:p text:style-name="P2">la suerte esta echada , se queda con migo, adelante mi amor.</text:p>
      <text:p text:style-name="P2"/>
      <text:p text:style-name="P2">Adelante mi amor, y tiembla tu voz y tu anillo</text:p>
      <text:p text:style-name="P2"/>
      <text:p text:style-name="P2">adelante mi amor, porque llevas en la mano un cuchillo</text:p>
      <text:p text:style-name="P2"/>
      <text:p text:style-name="P2">adelante mi amor, mientra yo se que amas</text:p>
      <text:p text:style-name="P2"/>
      <text:p text:style-name="P2">adelante mi amor, y solo se ven lagrimas</text:p>
      <text:p text:style-name="P2"/>
      <text:p text:style-name="P2">adelante mi amor, que acá esta mi cuerpo desnudo</text:p>
      <text:p text:style-name="P2"/>
      <text:p text:style-name="P2">adelante mi amor, para que nada le sirva de escudo</text:p>
      <text:p text:style-name="P2"/>
      <text:p text:style-name="P2">adelante mi amor, y clava esa lanza en mi ego</text:p>
      <text:p text:style-name="P2"/>
      <text:p text:style-name="P2">adelante mi amor, y te juro que por dios no me muevo</text:p>
      <text:p text:style-name="P2"/>
      <text:p text:style-name="P2">adelante mi amor, hasta que caiga este cuerpo al piso</text:p>
      <text:p text:style-name="P2"/>
      <text:p text:style-name="P2">adelante mi amor, hasta que se escuche en el suelo el cuchillo</text:p>
      <text:p text:style-name="P2"/>
      <text:p text:style-name="P2">adelante mi amor, que se una mas la daga en mi pecho</text:p>
      <text:p text:style-name="P2"/>
      <text:p text:style-name="P2">adelante mi amor, que aun no hay ningún trato hecho</text:p>
      <text:p text:style-name="P2"/>
      <text:p text:style-name="P2">adelante mi amor, y que se abra el camino al infierno,</text:p>
      <text:p text:style-name="P2"/>
      <text:p text:style-name="P2">adelante mi amor no siento dolo, siento como algo enfermo</text:p>
      <text:p text:style-name="P2"/>
      <text:p text:style-name="P2">como un dulce sueño .. de amor. Adelante mi amor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12T16:35:02.901862534</meta:creation-date>
    <dc:date>2025-09-12T16:43:59.694754986</dc:date>
    <meta:editing-duration>PT8M57S</meta:editing-duration>
    <meta:editing-cycles>1</meta:editing-cycles>
    <meta:document-statistic meta:table-count="0" meta:image-count="0" meta:object-count="0" meta:page-count="1" meta:paragraph-count="26" meta:word-count="270" meta:character-count="1346" meta:non-whitespace-character-count="1102"/>
    <meta:generator>LibreOffice/25.2.4.3$Linux_X86_64 LibreOffice_project/520$Build-3</meta:generator>
  </office:meta>
</office:document-meta>
</file>